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ro3" style:family="table-row">
      <style:table-row-properties style:row-height="0.189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17" table:default-cell-style-name="ce1"/>
        <table:table-column table:style-name="co1" table:default-cell-style-name="ce2"/>
        <table:table-row table:style-name="ro1">
          <table:table-cell table:style-name="Default" office:value-type="string">
            <text:p>Competition: National Indoor Soccer League</text:p>
          </table:table-cell>
          <table:table-cell table:style-name="Default" table:number-columns-repeated="17"/>
        </table:table-row>
        <table:table-row table:style-name="ro1">
          <table:table-cell table:style-name="Default" office:value-type="string">
            <text:p>Season: 2008-2009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Baltimore Blast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celengiu001">Giuliano Celenza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3.9">
            <text:p>33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illwmac001">Machel Millwood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5.3">
            <text:p>35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braden001">Denison Cabral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.5">
            <text:p>25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arcicar001">Carlos Garcia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6.4">
            <text:p>36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kefpj001">P.J. Wakefield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.4">
            <text:p>24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tsomat001">Matt Watson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ookimic001">Michael Lookingland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uetesco001">Scott Buete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.4">
            <text:p>36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irscmat001">Matt Tirschman</text:a></text:p>
          </table:table-cell>
          <table:table-cell table:style-name="ce2"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36.8">
            <text:p>36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ealepat001">Patrick Healey</text:a></text:p>
          </table:table-cell>
          <table:table-cell office:value-type="string">
            <text:p>G,D,M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7.5">
            <text:p>37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umbuadr001">Adrian Bumbut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1.6">
            <text:p>31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ristrob001">Robbie Aristodemo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elsobil001">Billy Nelson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reenjon001">Jonathan Greenfield</text:a></text:p>
          </table:table-cell>
          <table:table-cell office:value-type="string">
            <text:p>D,G,M,F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3.3">
            <text:p>1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esmeric001">Richard Lesmes</text:a></text:p>
          </table:table-cell>
          <table:table-cell table:style-name="ce2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iercrya001">Ryan Pierce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ch001">Bench</text:a></text:p>
          </table:table-cell>
          <table:table-cell table:style-name="ce2"/>
          <table:table-cell office:value-type="float" office:value="18">
            <text:p>18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heecra001">Craig Scheer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gu001">Sagu</text:a></text:p>
          </table:table-cell>
          <table:table-cell office:value-type="string">
            <text:p>GK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erndav001">Dave Kern</text:a></text:p>
          </table:table-cell>
          <table:table-cell office:value-type="string">
            <text:p>G,F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Massachusetts Twister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radzikev001">Kevin Radziwon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3.3">
            <text:p>2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rtifra001">Franco Cartiera</text:a></text:p>
          </table:table-cell>
          <table:table-cell table:style-name="ce2"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erenjef001">Jeff Deren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9.4">
            <text:p>19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cieeve001">Everson Maciel</text:a></text:p>
          </table:table-cell>
          <table:table-cell table:style-name="ce2"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6.1">
            <text:p>26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eixekyl001">Kyle Teixeira</text:a></text:p>
          </table:table-cell>
          <table:table-cell table:style-name="ce2"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7.8">
            <text:p>27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rausjoh001">John Krause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.6">
            <text:p>28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illijay001">Jay Willis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ouzafre001">Freddie Souza</text:a></text:p>
          </table:table-cell>
          <table:table-cell table:style-name="ce2"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15.8">
            <text:p>15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rausnei001">Neil Krause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5.8">
            <text:p>15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avarped001">Pedro Navarro</text:a></text:p>
          </table:table-cell>
          <table:table-cell table:style-name="ce2"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rtiton001">Tony Cartiera</text:a></text:p>
          </table:table-cell>
          <table:table-cell table:style-name="ce2"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8.7">
            <text:p>8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apoimik001">Mike Lapointe</text:a></text:p>
          </table:table-cell>
          <table:table-cell table:style-name="ce2"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imapau001">Paulo Lima</text:a></text:p>
          </table:table-cell>
          <table:table-cell table:style-name="ce2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etorue001">Rueben Neto</text:a></text:p>
          </table:table-cell>
          <table:table-cell table:style-name="ce2"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7.7">
            <text:p>7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rinaluc001">Lucas Trinadale</text:a></text:p>
          </table:table-cell>
          <table:table-cell table:style-name="ce2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ntiale001">Alex Montinucci</text:a></text:p>
          </table:table-cell>
          <table:table-cell table:style-name="ce2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edinoli001">Oliver Medina</text:a></text:p>
          </table:table-cell>
          <table:table-cell table:style-name="ce2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evuetom001">Tom Nevue</text:a></text:p>
          </table:table-cell>
          <table:table-cell table:style-name="ce2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errehug001">Hugo Ferreria</text:a></text:p>
          </table:table-cell>
          <table:table-cell table:style-name="ce2"/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zubrebry001">Bryan Zubre</text:a></text:p>
          </table:table-cell>
          <table:table-cell table:style-name="ce2"/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galraf001">Rafael Magalhaes</text:a></text:p>
          </table:table-cell>
          <table:table-cell table:style-name="ce2"/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tevedan001">Daniel Stevens</text:a></text:p>
          </table:table-cell>
          <table:table-cell office:value-type="string">
            <text:p>M,F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ranccar001">Cartiera Franco</text:a></text:p>
          </table:table-cell>
          <table:table-cell table:style-name="ce2"/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ellopau001">Paul DelloStritto</text:a></text:p>
          </table:table-cell>
          <table:table-cell office:value-type="string">
            <text:p>GK</text:p>
          </table:table-cell>
          <table:table-cell office:value-type="float" office:value="14">
            <text:p>1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zorbabry001">Bryan Zorba</text:a></text:p>
          </table:table-cell>
          <table:table-cell table:style-name="ce2"/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etoraf001">Rafael Neto</text:a></text:p>
          </table:table-cell>
          <table:table-cell table:style-name="ce2"/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ronada001">Adam Peron</text:a></text:p>
          </table:table-cell>
          <table:table-cell table:style-name="ce2"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gavchr001">Chris Mogavero</text:a></text:p>
          </table:table-cell>
          <table:table-cell table:style-name="ce2"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rancadr001">Adrian Francisco</text:a></text:p>
          </table:table-cell>
          <table:table-cell table:style-name="ce2"/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risorud001">Rudson Crisostomo</text:a></text:p>
          </table:table-cell>
          <table:table-cell table:style-name="ce2"/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rabdou001">Doug Morabito</text:a></text:p>
          </table:table-cell>
          <table:table-cell table:style-name="ce2"/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ezennic001">Nick Dezenzo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ch001">Bench</text:a></text:p>
          </table:table-cell>
          <table:table-cell table:style-name="ce2"/>
          <table:table-cell office:value-type="float" office:value="18">
            <text:p>18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3">
          <table:table-cell table:style-name="Default" table:number-columns-repeated="18"/>
        </table:table-row>
        <table:table-row table:style-name="ro3">
          <table:table-cell table:style-name="Default" office:value-type="string">
            <text:p>Team: Monterrey La Raza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alvarbyr001">Byron Alvarez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1.9">
            <text:p>31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ughymar001">Mark Ughy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8.8">
            <text:p>28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ediniva001">Ivan Medina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irchjos001">Jose Birche</text:a></text:p>
          </table:table-cell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9.4">
            <text:p>19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quirovic001">Victor Quiroz</text:a></text:p>
          </table:table-cell>
          <table:table-cell office:value-type="string">
            <text:p>G,M,D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7.7">
            <text:p>27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ollemar001">Mariano Bollella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0.7">
            <text:p>20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eranarm001">Armando Teran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0.8">
            <text:p>30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rtigen001">Genoni Martinez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.9">
            <text:p>5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ustijoe001">Joel Busti</text:a></text:p>
          </table:table-cell>
          <table:table-cell table:style-name="ce2"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salgus001">Gustavo Rosales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oriamar001">Marco Coria</text:a></text:p>
          </table:table-cell>
          <table:table-cell office:value-type="string">
            <text:p>G,D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11.5">
            <text:p>11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rbocar001">Carlos Barbosa</text:a></text:p>
          </table:table-cell>
          <table:table-cell table:style-name="ce2"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teodav001">David Oteo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uranjor001">Jorge Duran</text:a></text:p>
          </table:table-cell>
          <table:table-cell office:value-type="string">
            <text:p>M,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egamar002">Marco Vega</text:a></text:p>
          </table:table-cell>
          <table:table-cell table:style-name="ce2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ntivic001">Victor Santibanez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5.6">
            <text:p>5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ch001">Bench</text:a></text:p>
          </table:table-cell>
          <table:table-cell table:style-name="ce2"/>
          <table:table-cell office:value-type="float" office:value="18">
            <text:p>18</text:p>
          </table:table-cell>
          <table:table-cell table:number-columns-repeated="7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eeseste001">Steve Reese</text:a>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ichacar001">Carlos Pichardo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iramjul001">Julio Miramar</text:a></text:p>
          </table:table-cell>
          <table:table-cell table:style-name="ce2"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elgadan002">Daniel Delgaolo</text:a></text:p>
          </table:table-cell>
          <table:table-cell table:style-name="ce2"/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egrevic001">Victor Negrete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1" table:number-rows-repeated="3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Philadelphia KiXX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moreihew001">Hewerton Moreira</text:a></text:p>
          </table:table-cell>
          <table:table-cell office:value-type="string">
            <text:p>F,G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8.6">
            <text:p>38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rripat001">Pat Morris</text:a></text:p>
          </table:table-cell>
          <table:table-cell office:value-type="string">
            <text:p>G,D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9.8">
            <text:p>29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herant001">Anthony Maher</text:a></text:p>
          </table:table-cell>
          <table:table-cell office:value-type="string">
            <text:p>F,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8.8">
            <text:p>28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yerspta001">Ptah Myers</text:a></text:p>
          </table:table-cell>
          <table:table-cell office:value-type="string">
            <text:p>F,M,D,G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1.3">
            <text:p>21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car001">Ricardinho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.3">
            <text:p>28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mbrdon002">Don D'Ambra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.5">
            <text:p>22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stedav001">David Castellanos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.8">
            <text:p>25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einsrya001">Ryan Heins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0.7">
            <text:p>20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rtizjer001">Jeremy Ortiz</text:a></text:p>
          </table:table-cell>
          <table:table-cell office:value-type="string">
            <text:p>M,F,G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.8">
            <text:p>23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vilang001">Angel Rivillo</text:a></text:p>
          </table:table-cell>
          <table:table-cell office:value-type="string">
            <text:p>M-F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.1">
            <text:p>12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usumjoh002">John Nusum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aumosan001">Sandre Naumoski</text:a></text:p>
          </table:table-cell>
          <table:table-cell office:value-type="string">
            <text:p>M,F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8.6">
            <text:p>28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ibuojoe001">Joe Di Buono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.5">
            <text:p>9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bercla001">Clay Roberts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allejor002">Jorge Vallejo</text:a></text:p>
          </table:table-cell>
          <table:table-cell table:style-name="ce2"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schalee001">Lee Tschantret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9.1">
            <text:p>9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ch001">Bench</text:a></text:p>
          </table:table-cell>
          <table:table-cell table:style-name="ce2"/>
          <table:table-cell office:value-type="float" office:value="18">
            <text:p>18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olemkev001">Kevin Coleman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hermat001">Matthew Maher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ovaknic001">Nick Hovaker</text:a></text:p>
          </table:table-cell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appapet001">Pete Pappas</text:a></text:p>
          </table:table-cell>
          <table:table-cell office:value-type="string">
            <text:p>GK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1" table:number-rows-repeated="3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Rockford Rampage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stewamat001">Matthew Stewart</text:a></text:p>
          </table:table-cell>
          <table:table-cell office:value-type="string">
            <text:p>F,M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2.3">
            <text:p>42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adonbat001">Bato Radoncic</text:a></text:p>
          </table:table-cell>
          <table:table-cell office:value-type="string">
            <text:p>G,F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1.5">
            <text:p>31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ovarenr001">Enrique Tovar</text:a></text:p>
          </table:table-cell>
          <table:table-cell office:value-type="string">
            <text:p>F,M,D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.7">
            <text:p>41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asljam001">Jamar Beasley</text:a>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.7">
            <text:p>23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uragei001">Geison Moura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9.6">
            <text:p>29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allejor001">Jorge Valle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9.2">
            <text:p>29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rookgar001">Gary Brooks</text:a></text:p>
          </table:table-cell>
          <table:table-cell office:value-type="string">
            <text:p>F,M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.6">
            <text:p>28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anteibr001">Ibrahim Kante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esansem001">Semir Mesanovic</text:a></text:p>
          </table:table-cell>
          <table:table-cell office:value-type="string">
            <text:p>M,F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elevdin001">Dino Delevski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1.7">
            <text:p>21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rojnov001">Novica Marojevic</text:a></text:p>
          </table:table-cell>
          <table:table-cell office:value-type="string">
            <text:p>F,G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0.5">
            <text:p>10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yegbtij001">Tijani Ayegbusi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28.6">
            <text:p>28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ukineri001">Eric Lukin</text:a></text:p>
          </table:table-cell>
          <table:table-cell office:value-type="string">
            <text:p>D,F,M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.8">
            <text:p>13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eganfre001">Fred DeGand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opant001">Ante Cop</text:a></text:p>
          </table:table-cell>
          <table:table-cell office:value-type="string">
            <text:p>D,G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7.3">
            <text:p>27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ullomar001">Marco Sullo</text:a></text:p>
          </table:table-cell>
          <table:table-cell office:value-type="string">
            <text:p>D,M,F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3.3">
            <text:p>1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allorob001">Roberto Gallo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.6">
            <text:p>28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nal001">Sanaldo</text:a></text:p>
          </table:table-cell>
          <table:table-cell office:value-type="string">
            <text:p>GK</text:p>
          </table:table-cell>
          <table:table-cell office:value-type="float" office:value="18">
            <text:p>1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gunssam001">Samuel Ogunsanya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renand001">Andre Berenzon</text:a></text:p>
          </table:table-cell>
          <table:table-cell office:value-type="string">
            <text:p>F,M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ch001">Bench</text:a></text:p>
          </table:table-cell>
          <table:table-cell table:style-name="ce2"/>
          <table:table-cell office:value-type="float" office:value="18">
            <text:p>18</text:p>
          </table:table-cell>
          <table:table-cell table:number-columns-repeated="7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Competition: Major Indoor Soccer League (2008-2014)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Default" office:value-type="string">
            <text:p>Season: 2009-2010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Baltimore Blast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gonzaluc002">Lucio Gonzaga</text:a></text:p>
          </table:table-cell>
          <table:table-cell office:value-type="string">
            <text:p>F,M,D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.8">
            <text:p>28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illwmac001">Machel Millwood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.3">
            <text:p>20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erdimax001">Max Ferdinand</text:a></text:p>
          </table:table-cell>
          <table:table-cell office:value-type="string">
            <text:p>M,F,G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2.6">
            <text:p>32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braden001">Denison Cabral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2.4">
            <text:p>22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elengiu001">Giuliano Celenza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.2">
            <text:p>21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ristrob001">Robbie Aristodemo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3.3">
            <text:p>2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reenjon001">Jonathan Greenfield</text:a></text:p>
          </table:table-cell>
          <table:table-cell office:value-type="string">
            <text:p>D,G,M,F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.1">
            <text:p>26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ealepat001">Patrick Healey</text:a></text:p>
          </table:table-cell>
          <table:table-cell office:value-type="string">
            <text:p>G,D,M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yachrod001">Rod Dyachenko</text:a></text:p>
          </table:table-cell>
          <table:table-cell office:value-type="string">
            <text:p>M,F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.4">
            <text:p>19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ookimic001">Michael Lookingland</text:a></text:p>
          </table:table-cell>
          <table:table-cell office:value-type="string">
            <text:p>D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umbuadr001">Adrian Bumbut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3.1">
            <text:p>23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elsobil001">Billy Nelson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18.2">
            <text:p>18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arcicar001">Carlos Garcia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iercrya001">Ryan Pierce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erndav001">Dave Kern</text:a></text:p>
          </table:table-cell>
          <table:table-cell office:value-type="string">
            <text:p>G,F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ossaadr001">Adriano Dos Santos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beifab001">Fabio Ribeiro</text:a></text:p>
          </table:table-cell>
          <table:table-cell office:value-type="string">
            <text:p>D,M,G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ilkezac001">Zack Wilkes</text:a></text:p>
          </table:table-cell>
          <table:table-cell office:value-type="string">
            <text:p>D,G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uetesco001">Scott Buete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lexalog001">Logan Alexander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gu001">Sagu</text:a></text:p>
          </table:table-cell>
          <table:table-cell office:value-type="string">
            <text:p>GK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Milwaukee Wave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termimar001">Marco Terminesi</text:a></text:p>
          </table:table-cell>
          <table:table-cell office:value-type="string">
            <text:p>M,F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2.5">
            <text:p>32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livigiu001">Giuliano Oliviero</text:a></text:p>
          </table:table-cell>
          <table:table-cell office:value-type="string">
            <text:p>M,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neian001">Ian Bennett</text:a></text:p>
          </table:table-cell>
          <table:table-cell office:value-type="string">
            <text:p>M,F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7.4">
            <text:p>17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elaikyr001">Kyriakis Selaidopoulos</text:a></text:p>
          </table:table-cell>
          <table:table-cell office:value-type="string">
            <text:p>M,G,C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.7">
            <text:p>29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fejos001">Josh Rife</text:a></text:p>
          </table:table-cell>
          <table:table-cell office:value-type="string">
            <text:p>D,G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6.2">
            <text:p>26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ckrya001">Ryan Mack</text:a></text:p>
          </table:table-cell>
          <table:table-cell office:value-type="string">
            <text:p>M,F,C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.9">
            <text:p>9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cketra001">Travis MacKenzie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.4">
            <text:p>19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iesnbre001">Brett Wiesner</text:a>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6.1">
            <text:p>26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ontamar001">Marcelo Fontana</text:a></text:p>
          </table:table-cell>
          <table:table-cell office:value-type="string">
            <text:p>M,F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6.1">
            <text:p>26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usostro001">Troy Dusosky</text:a></text:p>
          </table:table-cell>
          <table:table-cell office:value-type="string">
            <text:p>G,D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.9">
            <text:p>10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ancekyl001">Kyle Lance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1.3">
            <text:p>31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mmejoe001">Joe Hammes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.8">
            <text:p>13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reihew001">Hewerton Moreira</text:a></text:p>
          </table:table-cell>
          <table:table-cell office:value-type="string">
            <text:p>F,G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1.4">
            <text:p>21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drijp001">J.P. Rodrigues</text:a></text:p>
          </table:table-cell>
          <table:table-cell office:value-type="string">
            <text:p>D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15.8">
            <text:p>15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ampaten001">Tenzin Rampa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atletom001">Tom Oatley</text:a></text:p>
          </table:table-cell>
          <table:table-cell office:value-type="string">
            <text:p>D,M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ntojon001">Jonatan Santos</text:a></text:p>
          </table:table-cell>
          <table:table-cell office:value-type="string">
            <text:p>G,D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eensmar001">Marcel Feenstra</text:a></text:p>
          </table:table-cell>
          <table:table-cell office:value-type="string">
            <text:p>G</text:p>
          </table:table-cell>
          <table:table-cell office:value-type="float" office:value="9">
            <text:p>9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silpab001">Pablo da Silva</text:a></text:p>
          </table:table-cell>
          <table:table-cell office:value-type="string">
            <text:p>M,F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orbenic001">Nick Vorberg</text:a></text:p>
          </table:table-cell>
          <table:table-cell office:value-type="string">
            <text:p>GK</text:p>
          </table:table-cell>
          <table:table-cell office:value-type="float" office:value="12">
            <text:p>12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egsoale001">Alex Megson</text:a></text:p>
          </table:table-cell>
          <table:table-cell office:value-type="string">
            <text:p>F,G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eitemar002">Marcio Leite</text:a></text:p>
          </table:table-cell>
          <table:table-cell office:value-type="string">
            <text:p>F,M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bicnat001">Nathan Sabich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4">
          <table:table-cell table:style-name="Default" office:value-type="string">
            <text:p>Team: Monterrey La Raza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martigen001">Genoni Martinez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.1">
            <text:p>16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ariacar001">Carlos Farias</text:a>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6.3">
            <text:p>16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ughymar001">Mark Ughy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.7">
            <text:p>17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lvarbyr001">Byron Alvarez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.5">
            <text:p>27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vidsha001">Shaun David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.8">
            <text:p>30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quirovic001">Victor Quiroz</text:a></text:p>
          </table:table-cell>
          <table:table-cell office:value-type="string">
            <text:p>G,M,D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uranjor001">Jorge Duran</text:a></text:p>
          </table:table-cell>
          <table:table-cell office:value-type="string">
            <text:p>M,F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.8">
            <text:p>18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allehec001">Hector Vallejo</text:a></text:p>
          </table:table-cell>
          <table:table-cell office:value-type="string">
            <text:p>M,F,D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.4">
            <text:p>21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eranarm001">Armando Teran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29.4">
            <text:p>29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rausjoh001">John Krause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.7">
            <text:p>21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cneleva001">Evan McNeley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ernaang001">Angel Hernandez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8.8">
            <text:p>8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lveryot001">Yotsi Olvera</text:a>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arciang001">Angel Garcia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ralale001">Alejandro Morales</text:a></text:p>
          </table:table-cell>
          <table:table-cell office:value-type="string">
            <text:p>M,F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onttjos001">Jose Bontti</text:a></text:p>
          </table:table-cell>
          <table:table-cell office:value-type="string">
            <text:p>G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ntivic001">Victor Santibanez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anteibr001">Ibrahim Kante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6.3">
            <text:p>6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siljun001">Juninho Da Silva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eeseste001">Steve Reese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arediva001">Ivan Paredes</text:a>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uizbjos001">Jose Luiz Birche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teodav001">David Oteo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Philadelphia KiXX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morripat001">Pat Morris</text:a></text:p>
          </table:table-cell>
          <table:table-cell office:value-type="string">
            <text:p>G,D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.2">
            <text:p>28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etoada001">Adauto Neto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.8">
            <text:p>19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yerspta001">Ptah Myers</text:a></text:p>
          </table:table-cell>
          <table:table-cell office:value-type="string">
            <text:p>F,M,D,G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29.3">
            <text:p>29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herant001">Anthony Maher</text:a></text:p>
          </table:table-cell>
          <table:table-cell office:value-type="string">
            <text:p>F,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5.8">
            <text:p>45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aumosan001">Sandre Naumoski</text:a></text:p>
          </table:table-cell>
          <table:table-cell office:value-type="string">
            <text:p>M,F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.6">
            <text:p>25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mbrdon002">Don D'Ambra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0.5">
            <text:p>20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ibsoleo001">Leo Gibson</text:a></text:p>
          </table:table-cell>
          <table:table-cell office:value-type="string">
            <text:p>F,G,D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einsrya001">Ryan Heins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.9">
            <text:p>25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esansem001">Semir Mesanovic</text:a></text:p>
          </table:table-cell>
          <table:table-cell office:value-type="string">
            <text:p>M,F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.1">
            <text:p>24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rtizjer001">Jeremy Ortiz</text:a></text:p>
          </table:table-cell>
          <table:table-cell office:value-type="string">
            <text:p>M,F,G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5.7">
            <text:p>35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car001">Ricardinho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5.6">
            <text:p>15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ibuojoe001">Joe Di Buono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rtirey001">Rey Martinez</text:a></text:p>
          </table:table-cell>
          <table:table-cell office:value-type="string">
            <text:p>F,D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3.1">
            <text:p>23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aylojoe001">Joe Taylor</text:a>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olemkev001">Kevin Coleman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vilang001">Angel Rivillo</text:a></text:p>
          </table:table-cell>
          <table:table-cell office:value-type="string">
            <text:p>M-F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stedav001">David Castellanos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7.7">
            <text:p>7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bercla001">Clay Roberts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yegbtij001">Tijani Ayegbusi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ovaknic001">Nick Hovaker</text:a>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rookgar001">Gary Brooks</text:a></text:p>
          </table:table-cell>
          <table:table-cell office:value-type="string">
            <text:p>F,M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nal001">Sanaldo</text:a></text:p>
          </table:table-cell>
          <table:table-cell office:value-type="string">
            <text:p>GK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wlepet001">Pete Rowley</text:a></text:p>
          </table:table-cell>
          <table:table-cell office:value-type="string">
            <text:p>F,D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oneysha001">Shawn Boney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letzwil001">Will Kletzien</text:a></text:p>
          </table:table-cell>
          <table:table-cell office:value-type="string">
            <text:p>G,D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Season: 2010-2011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Baltimore Blast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healepat001">Patrick Healey</text:a></text:p>
          </table:table-cell>
          <table:table-cell office:value-type="string">
            <text:p>G,D,M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8.6">
            <text:p>38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rripat001">Pat Morris</text:a></text:p>
          </table:table-cell>
          <table:table-cell office:value-type="string">
            <text:p>G,D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.8">
            <text:p>25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erdimax001">Max Ferdinand</text:a></text:p>
          </table:table-cell>
          <table:table-cell office:value-type="string">
            <text:p>M,F,G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.4">
            <text:p>19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illwmac001">Machel Millwood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elengiu001">Giuliano Celenza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.4">
            <text:p>16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onzaluc002">Lucio Gonzaga</text:a></text:p>
          </table:table-cell>
          <table:table-cell office:value-type="string">
            <text:p>F,M,D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.5">
            <text:p>17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etoada001">Adauto Neto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ristrob001">Robbie Aristodemo</text:a>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.6">
            <text:p>28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mpswor001">Worteh Sampson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7.6">
            <text:p>27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ukahwar001">Warren Ukah</text:a>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tsomat001">Matt Watson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arcicar001">Carlos Garcia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ookimic001">Michael Lookingland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12.1">
            <text:p>12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umbuadr001">Adrian Bumbut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ilkezac001">Zack Wilkes</text:a></text:p>
          </table:table-cell>
          <table:table-cell office:value-type="string">
            <text:p>D,G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8.2">
            <text:p>18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uetesco001">Scott Buete</text:a>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gu001">Sagu</text:a></text:p>
          </table:table-cell>
          <table:table-cell office:value-type="string">
            <text:p>GK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elsobil001">Billy Nelson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ovaknic001">Nick Hovaker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Chicago Riot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radonbat001">Bato Radoncic</text:a></text:p>
          </table:table-cell>
          <table:table-cell office:value-type="string">
            <text:p>G,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5.3">
            <text:p>25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egsoale001">Alex Megson</text:a></text:p>
          </table:table-cell>
          <table:table-cell office:value-type="string">
            <text:p>F,G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ukineri001">Eric Lukin</text:a></text:p>
          </table:table-cell>
          <table:table-cell office:value-type="string">
            <text:p>D,F,M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esansem001">Semir Mesanovic</text:a></text:p>
          </table:table-cell>
          <table:table-cell office:value-type="string">
            <text:p>M,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.9">
            <text:p>11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jerimio001">Miodrag Djerisilo</text:a></text:p>
          </table:table-cell>
          <table:table-cell office:value-type="string">
            <text:p>C,M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rojnov001">Novica Marojevic</text:a></text:p>
          </table:table-cell>
          <table:table-cell office:value-type="string">
            <text:p>F,G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3.7">
            <text:p>13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eganfre001">Fred DeGand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5.4">
            <text:p>15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udaeri001">Eric Duda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herant001">Anthony Maher</text:a></text:p>
          </table:table-cell>
          <table:table-cell office:value-type="string">
            <text:p>F,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6.7">
            <text:p>2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opant001">Ante Cop</text:a></text:p>
          </table:table-cell>
          <table:table-cell office:value-type="string">
            <text:p>D,G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nteedw001">Edward Santeliz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allorob001">Roberto Gallo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risschr001">Chris Brisson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42.9">
            <text:p>42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letzwil001">Will Kletzien</text:a></text:p>
          </table:table-cell>
          <table:table-cell office:value-type="string">
            <text:p>G,D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aumosan001">Sandre Naumoski</text:a></text:p>
          </table:table-cell>
          <table:table-cell office:value-type="string">
            <text:p>M,F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.3">
            <text:p>6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ullomar001">Marco Sullo</text:a></text:p>
          </table:table-cell>
          <table:table-cell office:value-type="string">
            <text:p>D,M,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ordabra001">Brandon Corday</text:a>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preador001">Dorin Oprea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renand001">Andre Berenzon</text:a></text:p>
          </table:table-cell>
          <table:table-cell office:value-type="string">
            <text:p>F,M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9.1">
            <text:p>9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yerspta001">Ptah Myers</text:a></text:p>
          </table:table-cell>
          <table:table-cell office:value-type="string">
            <text:p>F,M,D,G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chejef001">Jeff Richey</text:a></text:p>
          </table:table-cell>
          <table:table-cell office:value-type="string">
            <text:p>G</text:p>
          </table:table-cell>
          <table:table-cell office:value-type="float" office:value="13">
            <text:p>13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ktebet001">Betim Bekteshi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nezevla001">Vladimir Knezevic</text:a></text:p>
          </table:table-cell>
          <table:table-cell office:value-type="string">
            <text:p>F,D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zebiczla001">Zlatko Zebic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Milwaukee Wave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termimar001">Marco Terminesi</text:a></text:p>
          </table:table-cell>
          <table:table-cell office:value-type="string">
            <text:p>M,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.1">
            <text:p>22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reihew001">Hewerton Moreira</text:a></text:p>
          </table:table-cell>
          <table:table-cell office:value-type="string">
            <text:p>F,G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.4">
            <text:p>25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livigiu001">Giuliano Oliviero</text:a></text:p>
          </table:table-cell>
          <table:table-cell office:value-type="string">
            <text:p>M,F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.9">
            <text:p>27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eitemar002">Marcio Leite</text:a></text:p>
          </table:table-cell>
          <table:table-cell office:value-type="string">
            <text:p>F,M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.5">
            <text:p>14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cketra001">Travis MacKenzie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.8">
            <text:p>30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tewamat001">Matthew Stewart</text:a></text:p>
          </table:table-cell>
          <table:table-cell office:value-type="string">
            <text:p>F,M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neian001">Ian Bennett</text:a></text:p>
          </table:table-cell>
          <table:table-cell office:value-type="string">
            <text:p>M,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fejos001">Josh Rife</text:a></text:p>
          </table:table-cell>
          <table:table-cell office:value-type="string">
            <text:p>D,G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8.5">
            <text:p>18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ckrya001">Ryan Mack</text:a></text:p>
          </table:table-cell>
          <table:table-cell office:value-type="string">
            <text:p>M,F,C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.8">
            <text:p>12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cneleva001">Evan McNeley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drijp001">J.P. Rodrigues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.4">
            <text:p>17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owesgre001">Greg Howes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8.8">
            <text:p>18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mmejoe001">Joe Hammes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usostro001">Troy Dusosky</text:a></text:p>
          </table:table-cell>
          <table:table-cell office:value-type="string">
            <text:p>G,D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elaikyr001">Kyriakis Selaidopoulos</text:a></text:p>
          </table:table-cell>
          <table:table-cell office:value-type="string">
            <text:p>M,G,C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atletom001">Tom Oatley</text:a></text:p>
          </table:table-cell>
          <table:table-cell office:value-type="string">
            <text:p>D,M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reenjon001">Jonathan Greenfield</text:a></text:p>
          </table:table-cell>
          <table:table-cell office:value-type="string">
            <text:p>D,G,M,F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.4">
            <text:p>7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ampaten001">Tenzin Rampa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9.1">
            <text:p>9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ablo001">Pablo</text:a></text:p>
          </table:table-cell>
          <table:table-cell office:value-type="string">
            <text:p>M,F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ntojon001">Jonatan Santos</text:a></text:p>
          </table:table-cell>
          <table:table-cell office:value-type="string">
            <text:p>G,D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eensmar001">Marcel Feenstra</text:a></text:p>
          </table:table-cell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orbenic001">Nick Vorberg</text:a></text:p>
          </table:table-cell>
          <table:table-cell office:value-type="string">
            <text:p>GK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ancekyl001">Kyle Lance</text:a>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iesnbre001">Brett Wiesner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Missouri Comet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alvarbyr001">Byron Alvarez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asljam001">Jamar Beasley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.6">
            <text:p>25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ibsoleo001">Leo Gibson</text:a></text:p>
          </table:table-cell>
          <table:table-cell office:value-type="string">
            <text:p>F,G,D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7.5">
            <text:p>17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ssadvah001">Vahid Assadpour</text:a></text:p>
          </table:table-cell>
          <table:table-cell office:value-type="string">
            <text:p>F,G,M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4.1">
            <text:p>14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eiso001">Geison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6.4">
            <text:p>16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driluc001">Lucas Rodriguez</text:a></text:p>
          </table:table-cell>
          <table:table-cell office:value-type="string">
            <text:p>G,F,M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9.4">
            <text:p>19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igui001">Tiguinho</text:a></text:p>
          </table:table-cell>
          <table:table-cell office:value-type="string">
            <text:p>F,G,M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rribri001">Brian Harris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5.4">
            <text:p>5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zilimir001">Mirsad Dzilic</text:a></text:p>
          </table:table-cell>
          <table:table-cell office:value-type="string">
            <text:p>G,F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6.7">
            <text:p>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rezbry001">Bryan Perez</text:a></text:p>
          </table:table-cell>
          <table:table-cell office:value-type="string">
            <text:p>M,F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rdijam001">Jamie Harding</text:a></text:p>
          </table:table-cell>
          <table:table-cell office:value-type="string">
            <text:p>G,D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tokiste001">Stefan Stokic</text:a></text:p>
          </table:table-cell>
          <table:table-cell office:value-type="string">
            <text:p>D,M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uizbir001">Birche Luiz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.3">
            <text:p>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illjoh001">John Will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ellynic001">Nick Kelly</text:a>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veryton001">Tony Avery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ltmdan001">Danny Waltman</text:a></text:p>
          </table:table-cell>
          <table:table-cell office:value-type="string">
            <text:p>G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livacar001">Carlos Olivas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ysonoli001">Oliver Dyson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olemlev001">Levi Coleman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ardobor001">Boris Pardo</text:a></text:p>
          </table:table-cell>
          <table:table-cell office:value-type="string">
            <text:p>GK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visjef001">Jeff Davis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ndrecoa001">Coady Andrews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herant001">Anthony Maher</text:a></text:p>
          </table:table-cell>
          <table:table-cell office:value-type="string">
            <text:p>F,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stasha001">Shahryar Dastan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iversmat001">Matt Iverson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dellcha001">Chaz O'Dell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ousenat001">Nate Houser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rtocas001">Casey Barton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Omaha Viper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torrejoh001">Johnny Torres</text:a>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.9">
            <text:p>23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ariacar001">Carlos Farias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valric001">Ricardo Cavalcante</text:a></text:p>
          </table:table-cell>
          <table:table-cell office:value-type="string">
            <text:p>M,G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jungerya001">Ryan Junge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ustaand001">Andre Gustavo Sandri Silva</text:a>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6.7">
            <text:p>2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ojefre001">Frederico Moojen</text:a></text:p>
          </table:table-cell>
          <table:table-cell office:value-type="string">
            <text:p>F,G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1.9">
            <text:p>11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ernamau001">Mauricio Hernandez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quirovic001">Victor Quiroz</text:a></text:p>
          </table:table-cell>
          <table:table-cell office:value-type="string">
            <text:p>G,M,D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.4">
            <text:p>9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vidsha001">Shaun David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0.7">
            <text:p>10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yegbtij001">Tijani Ayegbusi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8.7">
            <text:p>8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arisaur001">Aurinei Parisotto</text:a></text:p>
          </table:table-cell>
          <table:table-cell office:value-type="string">
            <text:p>M,D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beifab001">Fabio Ribeiro</text:a></text:p>
          </table:table-cell>
          <table:table-cell office:value-type="string">
            <text:p>D,M,G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runtchr001">Chris Brunt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uareedu001">Eduardo Suarez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ontamar001">Marcelo Fontana</text:a></text:p>
          </table:table-cell>
          <table:table-cell office:value-type="string">
            <text:p>M,F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epetpau001">Paulo Le Petit</text:a>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6.7">
            <text:p>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irklkyl001">Kyle Kirkland</text:a></text:p>
          </table:table-cell>
          <table:table-cell table:style-name="ce2"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illejos001">Joshua Miller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ielemm001">Emmanuel Viel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akamlee001">Lee Nakamoto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anteibr001">Ibrahim Kante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onttjos001">Jose Bontti</text:a></text:p>
          </table:table-cell>
          <table:table-cell office:value-type="string">
            <text:p>G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ielman001">Manuel Biel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olakaar001">Aaron Polak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reitsan001">Sanaldo Freitas de Carvalho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3">
          <table:table-cell table:style-name="Default" table:number-columns-repeated="18"/>
        </table:table-row>
        <table:table-row table:style-name="ro1">
          <table:table-cell table:style-name="Default" office:value-type="string">
            <text:p>Season: 2011-2012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Baltimore Blast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millwmac001">Machel Millwood</text:a></text:p>
          </table:table-cell>
          <table:table-cell office:value-type="string">
            <text:p>F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.3">
            <text:p>2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erdimax001">Max Ferdinand</text:a></text:p>
          </table:table-cell>
          <table:table-cell office:value-type="string">
            <text:p>M,F,G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.3">
            <text:p>30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arcicar001">Carlos Garcia</text:a></text:p>
          </table:table-cell>
          <table:table-cell office:value-type="string">
            <text:p>F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etoada001">Adauto Neto</text:a></text:p>
          </table:table-cell>
          <table:table-cell office:value-type="string">
            <text:p>F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.4">
            <text:p>22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oonejt001">J.T. Noone</text:a></text:p>
          </table:table-cell>
          <table:table-cell office:value-type="string">
            <text:p>M,F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ookimic001">Michael Lookingland</text:a></text:p>
          </table:table-cell>
          <table:table-cell office:value-type="string">
            <text:p>D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.8">
            <text:p>15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erouste001">Stephen deRoux</text:a></text:p>
          </table:table-cell>
          <table:table-cell office:value-type="string">
            <text:p>M-D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1.3">
            <text:p>31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vidsha001">Shaun David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.6">
            <text:p>28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ealepat001">Patrick Healey</text:a></text:p>
          </table:table-cell>
          <table:table-cell office:value-type="string">
            <text:p>G,D,M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.7">
            <text:p>25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ossaadr001">Adriano Dos Santos</text:a></text:p>
          </table:table-cell>
          <table:table-cell office:value-type="string">
            <text:p>F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3.1">
            <text:p>23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car001">Ricardinho</text:a>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yerspta001">Ptah Myers</text:a></text:p>
          </table:table-cell>
          <table:table-cell office:value-type="string">
            <text:p>F,M,D,G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7.4">
            <text:p>17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tsomat001">Matt Watson</text:a>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easemik001">Mike Deasel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ukahwar001">Warren Ukah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.8">
            <text:p>15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aternic001">Nicki Paterson</text:a>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gu001">Sagu</text:a></text:p>
          </table:table-cell>
          <table:table-cell office:value-type="string">
            <text:p>GK</text:p>
          </table:table-cell>
          <table:table-cell office:value-type="float" office:value="20">
            <text:p>20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uetesco001">Scott Buete</text:a>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itzgaki001">Akira Fitzgerald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Milwaukee Wave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howesgre001">Greg Howes</text:a></text:p>
          </table:table-cell>
          <table:table-cell office:value-type="string">
            <text:p>F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1">
            <text:p>2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6.3">
            <text:p>26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neian001">Ian Bennett</text:a></text:p>
          </table:table-cell>
          <table:table-cell office:value-type="string">
            <text:p>M,F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.6">
            <text:p>19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eitemar002">Marcio Leite</text:a></text:p>
          </table:table-cell>
          <table:table-cell office:value-type="string">
            <text:p>F,M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.7">
            <text:p>18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rernic001">Nicolas Perera</text:a></text:p>
          </table:table-cell>
          <table:table-cell office:value-type="string">
            <text:p>F,M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8.1">
            <text:p>38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livigiu001">Giuliano Oliviero</text:a></text:p>
          </table:table-cell>
          <table:table-cell office:value-type="string">
            <text:p>M,F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1.3">
            <text:p>31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reihew001">Hewerton Moreira</text:a></text:p>
          </table:table-cell>
          <table:table-cell office:value-type="string">
            <text:p>F,G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9.5">
            <text:p>39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ermimar001">Marco Terminesi</text:a></text:p>
          </table:table-cell>
          <table:table-cell office:value-type="string">
            <text:p>M,F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.4">
            <text:p>19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reenjon001">Jonathan Greenfield</text:a></text:p>
          </table:table-cell>
          <table:table-cell office:value-type="string">
            <text:p>D,G,M,F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2.4">
            <text:p>22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drijp001">J.P. Rodrigues</text:a></text:p>
          </table:table-cell>
          <table:table-cell office:value-type="string">
            <text:p>D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24.4">
            <text:p>24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mmejoe001">Joe Hammes</text:a></text:p>
          </table:table-cell>
          <table:table-cell office:value-type="string">
            <text:p>D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.6">
            <text:p>19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ablo001">Pablo</text:a></text:p>
          </table:table-cell>
          <table:table-cell office:value-type="string">
            <text:p>M,F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tewamat001">Matthew Stewart</text:a></text:p>
          </table:table-cell>
          <table:table-cell office:value-type="string">
            <text:p>F,M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atletom001">Tom Oatley</text:a></text:p>
          </table:table-cell>
          <table:table-cell office:value-type="string">
            <text:p>D,M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5.4">
            <text:p>15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ntojon001">Jonatan Santos</text:a></text:p>
          </table:table-cell>
          <table:table-cell office:value-type="string">
            <text:p>G,D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fejos001">Josh Rife</text:a></text:p>
          </table:table-cell>
          <table:table-cell office:value-type="string">
            <text:p>D,G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6.7">
            <text:p>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cneleva001">Evan McNeley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1">
            <text:p>7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beifab001">Fabio Ribeiro</text:a></text:p>
          </table:table-cell>
          <table:table-cell office:value-type="string">
            <text:p>D,M,G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3.4">
            <text:p>3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eensmar001">Marcel Feenstra</text:a></text:p>
          </table:table-cell>
          <table:table-cell office:value-type="string">
            <text:p>G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ampaten001">Tenzin Rampa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orbenic001">Nick Vorberg</text:a></text:p>
          </table:table-cell>
          <table:table-cell office:value-type="string">
            <text:p>GK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Missouri Comet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geiso001">Geison</text:a>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.9">
            <text:p>25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lvarbyr001">Byron Alvarez</text:a></text:p>
          </table:table-cell>
          <table:table-cell office:value-type="string">
            <text:p>F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.2">
            <text:p>27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ssadvah001">Vahid Assadpour</text:a></text:p>
          </table:table-cell>
          <table:table-cell office:value-type="string">
            <text:p>F,G,M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.6">
            <text:p>21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eto001">Neto</text:a></text:p>
          </table:table-cell>
          <table:table-cell office:value-type="string">
            <text:p>F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.8">
            <text:p>28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driluc001">Lucas Rodriguez</text:a></text:p>
          </table:table-cell>
          <table:table-cell office:value-type="string">
            <text:p>G,F,M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jungerya001">Ryan Junge</text:a></text:p>
          </table:table-cell>
          <table:table-cell office:value-type="string">
            <text:p>D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.1">
            <text:p>28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rribri001">Brian Harris</text:a></text:p>
          </table:table-cell>
          <table:table-cell office:value-type="string">
            <text:p>D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ibsoleo001">Leo Gibson</text:a></text:p>
          </table:table-cell>
          <table:table-cell office:value-type="string">
            <text:p>F,G,D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igui001">Tiguinho</text:a></text:p>
          </table:table-cell>
          <table:table-cell office:value-type="string">
            <text:p>F,G,M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.9">
            <text:p>18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osajoh001">John Sosa</text:a></text:p>
          </table:table-cell>
          <table:table-cell office:value-type="string">
            <text:p>F,M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.5">
            <text:p>10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adonbat001">Bato Radoncic</text:a></text:p>
          </table:table-cell>
          <table:table-cell office:value-type="string">
            <text:p>G,F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30.8">
            <text:p>30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tokiste001">Stefan Stokic</text:a></text:p>
          </table:table-cell>
          <table:table-cell office:value-type="string">
            <text:p>D,M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rist001">Cristiano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6.7">
            <text:p>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ndrecoa001">Coady Andrews</text:a></text:p>
          </table:table-cell>
          <table:table-cell office:value-type="string">
            <text:p>D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unjatan001">Tanner Hunjak</text:a>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rkejoh001">John Markey</text:a></text:p>
          </table:table-cell>
          <table:table-cell office:value-type="string">
            <text:p>D,F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ardobor001">Boris Pardo</text:a></text:p>
          </table:table-cell>
          <table:table-cell office:value-type="string">
            <text:p>GK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ltmdan001">Danny Waltman</text:a></text:p>
          </table:table-cell>
          <table:table-cell office:value-type="string">
            <text:p>G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ellynic001">Nick Kelly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iversmat001">Matt Iverson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1" table:number-rows-repeated="3">
          <table:table-cell table:style-name="Default" table:number-columns-repeated="18"/>
        </table:table-row>
        <table:table-row table:style-name="ro4">
          <table:table-cell table:style-name="Default" office:value-type="string">
            <text:p>Team: Norfolk SharX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claremat001">Matt Clare</text:a></text:p>
          </table:table-cell>
          <table:table-cell office:value-type="string">
            <text:p>F,M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.4">
            <text:p>24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erremig001">Miguel Ferrer</text:a></text:p>
          </table:table-cell>
          <table:table-cell office:value-type="string">
            <text:p>G,F,M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.7">
            <text:p>24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elicmat001">Matthew Delicate</text:a></text:p>
          </table:table-cell>
          <table:table-cell office:value-type="string">
            <text:p>F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7.5">
            <text:p>37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ossager001">Gerson Dos Santos</text:a></text:p>
          </table:table-cell>
          <table:table-cell office:value-type="string">
            <text:p>G,D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ssibra001">Brandon Massie</text:a>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hmimar001">Marcus Schmidt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.8">
            <text:p>18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ewiscec001">Cecil Lewis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ryanbra001">Brady Bryant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.8">
            <text:p>13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rookgar001">Gary Brooks</text:a></text:p>
          </table:table-cell>
          <table:table-cell office:value-type="string">
            <text:p>F,M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9.7">
            <text:p>9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cveaten001">Tennant McVea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float" office:value="18.2">
            <text:p>18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yombywil001">William Yomby</text:a></text:p>
          </table:table-cell>
          <table:table-cell office:value-type="string">
            <text:p>D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6.5">
            <text:p>6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undejam001">James Gunderson</text:a>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lvesmar001">Marcello Alves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inkebri001">Brian Hinkey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8.2">
            <text:p>18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rshand001">Andrew Marshall</text:a></text:p>
          </table:table-cell>
          <table:table-cell office:value-type="string">
            <text:p>D,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5.6">
            <text:p>5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ngusha001">Shaka Bangura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hatyl001">Tyler Benham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ulpaus001">Austin Kulp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owelbri001">Brian Sowell</text:a></text:p>
          </table:table-cell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randjef001">Jeferson Brandao de Oliveira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iebejam001">Jamie Lieberman</text:a></text:p>
          </table:table-cell>
          <table:table-cell office:value-type="string">
            <text:p>G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costrob001">Robert Acosta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Rochester Lancer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sallemau001">Mauricio Salles</text:a></text:p>
          </table:table-cell>
          <table:table-cell office:value-type="string">
            <text:p>F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.7">
            <text:p>20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illedou001">Doug Miller</text:a></text:p>
          </table:table-cell>
          <table:table-cell office:value-type="string">
            <text:p>F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.6">
            <text:p>26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ociclju001">Ljubomir Kocic</text:a></text:p>
          </table:table-cell>
          <table:table-cell office:value-type="string">
            <text:p>F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.4">
            <text:p>28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rtizjer001">Jeremy Ortiz</text:a></text:p>
          </table:table-cell>
          <table:table-cell office:value-type="string">
            <text:p>M,F,G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.5">
            <text:p>31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oxieand001">Andrew Hoxie</text:a></text:p>
          </table:table-cell>
          <table:table-cell office:value-type="string">
            <text:p>F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36.4">
            <text:p>36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ariacar001">Carlos Farias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oughgar001">Gary Boughton</text:a></text:p>
          </table:table-cell>
          <table:table-cell office:value-type="string">
            <text:p>M,F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6.7">
            <text:p>2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enfrgra001">Grady Renfrow</text:a></text:p>
          </table:table-cell>
          <table:table-cell office:value-type="string">
            <text:p>G,M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0.7">
            <text:p>20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nappbra001">Brayton Knapp</text:a></text:p>
          </table:table-cell>
          <table:table-cell office:value-type="string">
            <text:p>D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nsckyl001">Kyle Manscuk</text:a></text:p>
          </table:table-cell>
          <table:table-cell office:value-type="string">
            <text:p>D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.8">
            <text:p>13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cernel001">Nelson Becerra</text:a></text:p>
          </table:table-cell>
          <table:table-cell office:value-type="string">
            <text:p>M,G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5.4">
            <text:p>15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hinjak001">Jake Schindler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auskell001">Elliot Fauske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lljoh001">John Ball</text:a>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rgojef001">Jefferson Dargout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rtirey001">Rey Martinez</text:a></text:p>
          </table:table-cell>
          <table:table-cell office:value-type="string">
            <text:p>F,D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eyesjua001">Juan Reyes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illeleo001">Leonardo Tillemont</text:a>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rtidie001">Diego Martins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nelgjos001">Josiah Snelgrove</text:a>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nnipat001">Pat Hannigan</text:a></text:p>
          </table:table-cell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letzwil001">Will Kletzien</text:a></text:p>
          </table:table-cell>
          <table:table-cell office:value-type="string">
            <text:p>G,D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cinegav001">Gavin McInerny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itsonea001">Neal Kitson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Syracuse Silver Knight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ubipasla001">Slavisa Ubiparipovic</text:a></text:p>
          </table:table-cell>
          <table:table-cell office:value-type="string">
            <text:p>F,G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ughejef001">Jeff Hughes</text:a></text:p>
          </table:table-cell>
          <table:table-cell office:value-type="string">
            <text:p>F,G,M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1.4">
            <text:p>21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udnyand001">Andriy Budnyy</text:a></text:p>
          </table:table-cell>
          <table:table-cell office:value-type="string">
            <text:p>F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.4">
            <text:p>19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elenicor001">Cory Elenio</text:a>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ntanel001">Nelson Santana</text:a></text:p>
          </table:table-cell>
          <table:table-cell office:value-type="string">
            <text:p>M,D,G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8.4">
            <text:p>18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ruenjon001">Jon Gruenewald</text:a></text:p>
          </table:table-cell>
          <table:table-cell office:value-type="string">
            <text:p>F,D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egsoale001">Alex Megson</text:a></text:p>
          </table:table-cell>
          <table:table-cell office:value-type="string">
            <text:p>F,G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.1">
            <text:p>28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tevedan001">Daniel Stevens</text:a></text:p>
          </table:table-cell>
          <table:table-cell office:value-type="string">
            <text:p>M,F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0.5">
            <text:p>20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renand001">Andre Berenzon</text:a></text:p>
          </table:table-cell>
          <table:table-cell office:value-type="string">
            <text:p>F,M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7.1">
            <text:p>17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iercrya001">Ryan Pierce</text:a></text:p>
          </table:table-cell>
          <table:table-cell office:value-type="string">
            <text:p>D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19.2">
            <text:p>19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ovarenr001">Enrique Tovar</text:a></text:p>
          </table:table-cell>
          <table:table-cell office:value-type="string">
            <text:p>F,M,D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0.8">
            <text:p>20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orbeken001">Kenardo Forbes</text:a></text:p>
          </table:table-cell>
          <table:table-cell office:value-type="string">
            <text:p>G,M,F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8.8">
            <text:p>18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rredie001">Diego Barrera</text:a></text:p>
          </table:table-cell>
          <table:table-cell office:value-type="string">
            <text:p>F,M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ernadie001">Diego Serna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27.3">
            <text:p>27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hawric001">Richard Shaw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hantmar001">Marcos Chantel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obydar001">Darren Toby</text:a></text:p>
          </table:table-cell>
          <table:table-cell office:value-type="string">
            <text:p>F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lldan001">Daniel Hall</text:a></text:p>
          </table:table-cell>
          <table:table-cell office:value-type="string">
            <text:p>D,M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llrya001">Ryan Hall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herant001">Anthony Maher</text:a></text:p>
          </table:table-cell>
          <table:table-cell office:value-type="string">
            <text:p>F,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einaang001">Angelo Reina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eyesjp001">JP Reyes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eyesjua001">Juan Reyes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quinbry001">Bryan O'Quinn</text:a></text:p>
          </table:table-cell>
          <table:table-cell office:value-type="string">
            <text:p>G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eederi001">Eric Reed</text:a></text:p>
          </table:table-cell>
          <table:table-cell office:value-type="string">
            <text:p>G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ariczor001">Zoran Karic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teeljon001">Jonny Steele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3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Wichita Wing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beasljam001">Jamar Beasley</text:a>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.9">
            <text:p>23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rezbry001">Bryan Perez</text:a></text:p>
          </table:table-cell>
          <table:table-cell office:value-type="string">
            <text:p>M,F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6.4">
            <text:p>26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eneykev001">Kevin Ten Eyck</text:a></text:p>
          </table:table-cell>
          <table:table-cell office:value-type="string">
            <text:p>M,D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2.1">
            <text:p>22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ojefre001">Frederico Moojen</text:a></text:p>
          </table:table-cell>
          <table:table-cell office:value-type="string">
            <text:p>F,G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.1">
            <text:p>27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quirovic001">Victor Quiroz</text:a></text:p>
          </table:table-cell>
          <table:table-cell office:value-type="string">
            <text:p>G,M,D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.7">
            <text:p>12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ushibri001">Brian Cushing</text:a></text:p>
          </table:table-cell>
          <table:table-cell office:value-type="string">
            <text:p>D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jobeala001">Alargie Jobe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emonchr001">Chris Lemons</text:a></text:p>
          </table:table-cell>
          <table:table-cell office:value-type="string">
            <text:p>M,G,D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ariacar001">Carlos Farias</text:a>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3.2">
            <text:p>13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vilang002">Angel Rivillo-Ruiz</text:a></text:p>
          </table:table-cell>
          <table:table-cell office:value-type="string">
            <text:p>G,M,F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selale001">Alex Moseley</text:a></text:p>
          </table:table-cell>
          <table:table-cell office:value-type="string">
            <text:p>D,M,F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9.1">
            <text:p>9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inlowlar001">Larry Inlow</text:a></text:p>
          </table:table-cell>
          <table:table-cell office:value-type="string">
            <text:p>D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rdijam001">Jamie Harding</text:a></text:p>
          </table:table-cell>
          <table:table-cell office:value-type="string">
            <text:p>G,D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5.4">
            <text:p>15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orleedv001">Edvin Worley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illedan001">Daniel Villegas</text:a></text:p>
          </table:table-cell>
          <table:table-cell office:value-type="string">
            <text:p>M,D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aust001">Fausto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yegbtij001">Tijani Ayegbusi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yearwkar001">Kareem Yearwood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rtinic001">Nicholas Martinez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nal001">Sanaldo</text:a></text:p>
          </table:table-cell>
          <table:table-cell office:value-type="string">
            <text:p>GK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oulomax001">Max Touloute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nalcor001">Corvalhe Sanaldo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Season: 2012-2013</text:p>
          </table:table-cell>
          <table:table-cell table:style-name="Default" table:number-columns-repeated="17"/>
        </table:table-row>
        <table:table-row table:style-name="ro1">
          <table:table-cell table:style-name="Default" office:value-type="string">
            <text:p>Team: Baltimore Blast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gonzaluc002">Lucio Gonzaga</text:a></text:p>
          </table:table-cell>
          <table:table-cell office:value-type="string">
            <text:p>F,M,D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6.9">
            <text:p>26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illwmac001">Machel Millwood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.6">
            <text:p>29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erdimax001">Max Ferdinand</text:a></text:p>
          </table:table-cell>
          <table:table-cell office:value-type="string">
            <text:p>M,F,G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2.7">
            <text:p>22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onatton001">Tony Donatelli</text:a></text:p>
          </table:table-cell>
          <table:table-cell office:value-type="string">
            <text:p>F,M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.8">
            <text:p>25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ookimic001">Michael Lookingland</text:a></text:p>
          </table:table-cell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.2">
            <text:p>24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yerspta001">Ptah Myers</text:a></text:p>
          </table:table-cell>
          <table:table-cell office:value-type="string">
            <text:p>F,M,D,G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queluc001">Lucas Roque</text:a></text:p>
          </table:table-cell>
          <table:table-cell office:value-type="string">
            <text:p>F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etoada001">Adauto Neto</text:a></text:p>
          </table:table-cell>
          <table:table-cell office:value-type="string">
            <text:p>F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ealepat001">Patrick Healey</text:a></text:p>
          </table:table-cell>
          <table:table-cell office:value-type="string">
            <text:p>G,D,M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2.3">
            <text:p>32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ossaadr001">Adriano Dos Santos</text:a></text:p>
          </table:table-cell>
          <table:table-cell office:value-type="string">
            <text:p>F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.4">
            <text:p>29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uneztin001">Tino Nunez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oonejt001">J.T. Noone</text:a></text:p>
          </table:table-cell>
          <table:table-cell office:value-type="string">
            <text:p>M,F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1.2">
            <text:p>21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ngimar001">Marco Mangione</text:a></text:p>
          </table:table-cell>
          <table:table-cell office:value-type="string">
            <text:p>G,F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.3">
            <text:p>2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erouste001">Stephen deRoux</text:a></text:p>
          </table:table-cell>
          <table:table-cell office:value-type="string">
            <text:p>M-D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1.1">
            <text:p>2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easemik001">Mike Deasel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42.9">
            <text:p>42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rvijam001">Jamie Darvill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ernatro001">Troy Hernandez</text:a>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anzewil001">William Vanzela</text:a></text:p>
          </table:table-cell>
          <table:table-cell office:value-type="string">
            <text:p>G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illichr001">Chris Williams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Chicago Soul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munozcar001">Carlos Munoz</text:a></text:p>
          </table:table-cell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3.8">
            <text:p>23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ariacar001">Carlos Farias</text:a></text:p>
          </table:table-cell>
          <table:table-cell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.8">
            <text:p>20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adonbat001">Bato Radoncic</text:a></text:p>
          </table:table-cell>
          <table:table-cell office:value-type="string">
            <text:p>G,F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.4">
            <text:p>20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tewamat001">Matthew Stewart</text:a></text:p>
          </table:table-cell>
          <table:table-cell office:value-type="string">
            <text:p>F,M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.4">
            <text:p>25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ezacui001">Cuitlahuac Meza</text:a></text:p>
          </table:table-cell>
          <table:table-cell office:value-type="string">
            <text:p>F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7.5">
            <text:p>17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egsoale001">Alex Megson</text:a></text:p>
          </table:table-cell>
          <table:table-cell office:value-type="string">
            <text:p>F,G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34.6">
            <text:p>34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ukineri001">Eric Lukin</text:a></text:p>
          </table:table-cell>
          <table:table-cell office:value-type="string">
            <text:p>D,F,M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.4">
            <text:p>19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ardeph001">Ephraim Beard</text:a></text:p>
          </table:table-cell>
          <table:table-cell office:value-type="string">
            <text:p>F,M,G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5.3">
            <text:p>35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silpab001">Pablo da Silva</text:a></text:p>
          </table:table-cell>
          <table:table-cell office:value-type="string">
            <text:p>M,F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.7">
            <text:p>22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ichoaar001">Aaron Nichols</text:a></text:p>
          </table:table-cell>
          <table:table-cell office:value-type="string">
            <text:p>F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eganfre001">Fred DeGand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allorob001">Roberto Gallo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7.3">
            <text:p>27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esansem001">Semir Mesanovic</text:a></text:p>
          </table:table-cell>
          <table:table-cell office:value-type="string">
            <text:p>M,F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3.3">
            <text:p>1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ummesea001">Sean Summerville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letzwil001">Will Kletzien</text:a></text:p>
          </table:table-cell>
          <table:table-cell office:value-type="string">
            <text:p>G,D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5.3">
            <text:p>5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yegbtij001">Tijani Ayegbusi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ckinjud001">Judson McKinney</text:a></text:p>
          </table:table-cell>
          <table:table-cell office:value-type="string">
            <text:p>D,F,G,M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rojnov001">Novica Marojevic</text:a></text:p>
          </table:table-cell>
          <table:table-cell office:value-type="string">
            <text:p>F,G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chejef001">Jeff Richey</text:a></text:p>
          </table:table-cell>
          <table:table-cell office:value-type="string">
            <text:p>G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prennat001">Nathaniel Sprenkel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ullomar001">Marco Sullo</text:a></text:p>
          </table:table-cell>
          <table:table-cell office:value-type="string">
            <text:p>D,M,F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1" table:number-rows-repeated="3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Milwaukee Wave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benneian001">Ian Bennett</text:a></text:p>
          </table:table-cell>
          <table:table-cell office:value-type="string">
            <text:p>M,F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.5">
            <text:p>25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livelua001">Luan Oliveira</text:a></text:p>
          </table:table-cell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.7">
            <text:p>20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reihew001">Hewerton Moreira</text:a></text:p>
          </table:table-cell>
          <table:table-cell office:value-type="string">
            <text:p>F,G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.4">
            <text:p>25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rernic001">Nicolas Perera</text:a></text:p>
          </table:table-cell>
          <table:table-cell office:value-type="string">
            <text:p>F,M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7.3">
            <text:p>27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ampaten001">Tenzin Rampa</text:a></text:p>
          </table:table-cell>
          <table:table-cell office:value-type="string">
            <text:p>F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.7">
            <text:p>2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ontamar001">Marcelo Fontana</text:a></text:p>
          </table:table-cell>
          <table:table-cell office:value-type="string">
            <text:p>M,F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0.4">
            <text:p>30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mmejoe001">Joe Hammes</text:a></text:p>
          </table:table-cell>
          <table:table-cell office:value-type="string">
            <text:p>D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1.2">
            <text:p>21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esayisr001">Israel Sesay</text:a></text:p>
          </table:table-cell>
          <table:table-cell office:value-type="string">
            <text:p>F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livigiu001">Giuliano Oliviero</text:a></text:p>
          </table:table-cell>
          <table:table-cell office:value-type="string">
            <text:p>M,F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eitemar002">Marcio Leite</text:a></text:p>
          </table:table-cell>
          <table:table-cell office:value-type="string">
            <text:p>F,M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.8">
            <text:p>12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reenjon001">Jonathan Greenfield</text:a></text:p>
          </table:table-cell>
          <table:table-cell office:value-type="string">
            <text:p>D,G,M,F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fejos001">Josh Rife</text:a></text:p>
          </table:table-cell>
          <table:table-cell office:value-type="string">
            <text:p>D,G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.4">
            <text:p>17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drijp001">J.P. Rodrigues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ntojon001">Jonatan Santos</text:a></text:p>
          </table:table-cell>
          <table:table-cell office:value-type="string">
            <text:p>G,D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beifab001">Fabio Ribeiro</text:a></text:p>
          </table:table-cell>
          <table:table-cell office:value-type="string">
            <text:p>D,M,G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rezbry001">Bryan Perez</text:a></text:p>
          </table:table-cell>
          <table:table-cell office:value-type="string">
            <text:p>M,F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ablo001">Pablo</text:a></text:p>
          </table:table-cell>
          <table:table-cell office:value-type="string">
            <text:p>M,F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atletom001">Tom Oatley</text:a></text:p>
          </table:table-cell>
          <table:table-cell office:value-type="string">
            <text:p>D,M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6.7">
            <text:p>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cneleva001">Evan McNeley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ernaism001">Ismael Hernandez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orbenic001">Nick Vorberg</text:a></text:p>
          </table:table-cell>
          <table:table-cell office:value-type="string">
            <text:p>GK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eensmar001">Marcel Feenstra</text:a></text:p>
          </table:table-cell>
          <table:table-cell office:value-type="string">
            <text:p>G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eberjam001">James Weber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Missouri Comet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alvarbyr001">Byron Alvarez</text:a></text:p>
          </table:table-cell>
          <table:table-cell office:value-type="string">
            <text:p>F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6.2">
            <text:p>26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ibsoleo001">Leo Gibson</text:a></text:p>
          </table:table-cell>
          <table:table-cell office:value-type="string">
            <text:p>F,G,D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.2">
            <text:p>30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ssadvah001">Vahid Assadpour</text:a></text:p>
          </table:table-cell>
          <table:table-cell office:value-type="string">
            <text:p>F,G,M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8.3">
            <text:p>18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rribri001">Brian Harris</text:a></text:p>
          </table:table-cell>
          <table:table-cell office:value-type="string">
            <text:p>D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.6">
            <text:p>18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driluc001">Lucas Rodriguez</text:a></text:p>
          </table:table-cell>
          <table:table-cell office:value-type="string">
            <text:p>G,F,M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.6">
            <text:p>19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alckmad001">Mads Falck</text:a></text:p>
          </table:table-cell>
          <table:table-cell office:value-type="string">
            <text:p>F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johnwil001">Will John</text:a></text:p>
          </table:table-cell>
          <table:table-cell office:value-type="string">
            <text:p>M-F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4.1">
            <text:p>24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jungerya001">Ryan Junge</text:a></text:p>
          </table:table-cell>
          <table:table-cell office:value-type="string">
            <text:p>D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3.7">
            <text:p>13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osajoh001">John Sosa</text:a></text:p>
          </table:table-cell>
          <table:table-cell office:value-type="string">
            <text:p>F,M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rist001">Cristiano</text:a></text:p>
          </table:table-cell>
          <table:table-cell office:value-type="string">
            <text:p>D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ughejef001">Jeff Hughes</text:a></text:p>
          </table:table-cell>
          <table:table-cell office:value-type="string">
            <text:p>F,G,M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6.3">
            <text:p>26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ndrecoa001">Coady Andrews</text:a></text:p>
          </table:table-cell>
          <table:table-cell office:value-type="string">
            <text:p>D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almeram001">Ramone Palmer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ivanomil001">Milan Ivanovic</text:a></text:p>
          </table:table-cell>
          <table:table-cell office:value-type="string">
            <text:p>M,F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3.1">
            <text:p>23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tlouste001">Stefan St. Louis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.2">
            <text:p>18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tokiste001">Stefan Stokic</text:a></text:p>
          </table:table-cell>
          <table:table-cell office:value-type="string">
            <text:p>D,M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.6">
            <text:p>28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almerob001">Robert Palmer</text:a></text:p>
          </table:table-cell>
          <table:table-cell office:value-type="string">
            <text:p>F,M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ardobor001">Boris Pardo</text:a></text:p>
          </table:table-cell>
          <table:table-cell office:value-type="string">
            <text:p>GK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cascra001">Craig Rocastle</text:a>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ltmdan001">Danny Waltman</text:a></text:p>
          </table:table-cell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jorgekev001">Kevin Jorgensen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anteibr001">Ibrahim Kante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Rochester Lancer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milledou001">Doug Miller</text:a></text:p>
          </table:table-cell>
          <table:table-cell office:value-type="string">
            <text:p>F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9.9">
            <text:p>29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llemau001">Mauricio Salles</text:a></text:p>
          </table:table-cell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.3">
            <text:p>21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rtizjer001">Jeremy Ortiz</text:a></text:p>
          </table:table-cell>
          <table:table-cell office:value-type="string">
            <text:p>M,F,G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.5">
            <text:p>24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rtirey001">Rey Martinez</text:a></text:p>
          </table:table-cell>
          <table:table-cell office:value-type="string">
            <text:p>F,D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ssoste001">Stephen Basso</text:a></text:p>
          </table:table-cell>
          <table:table-cell office:value-type="string">
            <text:p>D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.9">
            <text:p>21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oughgar001">Gary Boughton</text:a></text:p>
          </table:table-cell>
          <table:table-cell office:value-type="string">
            <text:p>M,F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30.4">
            <text:p>30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cneleva001">Evan McNeley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7.3">
            <text:p>27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dri001">Pedrinho</text:a></text:p>
          </table:table-cell>
          <table:table-cell office:value-type="string">
            <text:p>D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.8">
            <text:p>23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nappbra001">Brayton Knapp</text:a></text:p>
          </table:table-cell>
          <table:table-cell office:value-type="string">
            <text:p>D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0.8">
            <text:p>20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auskell001">Elliot Fauske</text:a></text:p>
          </table:table-cell>
          <table:table-cell office:value-type="string">
            <text:p>D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13.2">
            <text:p>13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iedtand001">Andy Tiedt</text:a></text:p>
          </table:table-cell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3.3">
            <text:p>1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cgreala001">Alan McGreal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ttigar001">Garret Pettis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raigpau001">Paul Craig</text:a></text:p>
          </table:table-cell>
          <table:table-cell office:value-type="string">
            <text:p>D,F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nsckyl001">Kyle Manscuk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enriqlui001">Luis Enrique</text:a>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5.9">
            <text:p>5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averjos001">Joseph Tavernese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cinegav001">Gavin McInerny</text:a></text:p>
          </table:table-cell>
          <table:table-cell office:value-type="string">
            <text:p>G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oletro001">Troy Cole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hinjak001">Jake Schindler</text:a></text:p>
          </table:table-cell>
          <table:table-cell office:value-type="string">
            <text:p>D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shiivo001">Ivory Washington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nnipat001">Pat Hannigan</text:a></text:p>
          </table:table-cell>
          <table:table-cell office:value-type="string">
            <text:p>G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style-name="Default"/>
        </table:table-row>
        <table:table-row table:style-name="ro1" table:number-rows-repeated="3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Syracuse Silver Knight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neto001">Neto</text:a></text:p>
          </table:table-cell>
          <table:table-cell office:value-type="string">
            <text:p>F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8.6">
            <text:p>28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ubipasla001">Slavisa Ubiparipovic</text:a></text:p>
          </table:table-cell>
          <table:table-cell office:value-type="string">
            <text:p>F,G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udnyand001">Andriy Budnyy</text:a></text:p>
          </table:table-cell>
          <table:table-cell office:value-type="string">
            <text:p>F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.9">
            <text:p>18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ntanel001">Nelson Santana</text:a></text:p>
          </table:table-cell>
          <table:table-cell office:value-type="string">
            <text:p>M,D,G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12.6">
            <text:p>12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orbeken001">Kenardo Forbes</text:a></text:p>
          </table:table-cell>
          <table:table-cell office:value-type="string">
            <text:p>G,M,F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.4">
            <text:p>11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rezbry001">Bryan Perez</text:a></text:p>
          </table:table-cell>
          <table:table-cell office:value-type="string">
            <text:p>M,F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jelovboz001">Bozidar Jelovac</text:a></text:p>
          </table:table-cell>
          <table:table-cell office:value-type="string">
            <text:p>D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7.1">
            <text:p>17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asljam001">Jamar Beasley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ruenjon001">Jon Gruenewald</text:a></text:p>
          </table:table-cell>
          <table:table-cell office:value-type="string">
            <text:p>F,D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3.9">
            <text:p>13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laremat001">Matt Clare</text:a></text:p>
          </table:table-cell>
          <table:table-cell office:value-type="string">
            <text:p>F,M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ourdnat001">Nate Bourdeau</text:a></text:p>
          </table:table-cell>
          <table:table-cell office:value-type="string">
            <text:p>M,D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8.2">
            <text:p>18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iercrya001">Ryan Pierce</text:a></text:p>
          </table:table-cell>
          <table:table-cell office:value-type="string">
            <text:p>D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1.1">
            <text:p>2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obydar001">Darren Toby</text:a></text:p>
          </table:table-cell>
          <table:table-cell office:value-type="string">
            <text:p>F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renand001">Andre Berenzon</text:a></text:p>
          </table:table-cell>
          <table:table-cell office:value-type="string">
            <text:p>F,M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3.1">
            <text:p>23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tevedan001">Daniel Stevens</text:a></text:p>
          </table:table-cell>
          <table:table-cell office:value-type="string">
            <text:p>M,F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8.2">
            <text:p>18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opovder001">Derek Popovich</text:a></text:p>
          </table:table-cell>
          <table:table-cell office:value-type="string">
            <text:p>G,F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llrya001">Ryan Hall</text:a></text:p>
          </table:table-cell>
          <table:table-cell office:value-type="string">
            <text:p>D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4" office:value-type="float" office:value="0">
            <text:p>0</text:p>
          </table:table-cell>
          <table:table-cell office:value-type="float" office:value="6.7">
            <text:p>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nfuant001">Antonio Manfut</text:a></text:p>
          </table:table-cell>
          <table:table-cell office:value-type="string">
            <text:p>M,F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hantmar001">Marcos Chantel</text:a></text:p>
          </table:table-cell>
          <table:table-cell office:value-type="string">
            <text:p>D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lldan001">Daniel Hall</text:a></text:p>
          </table:table-cell>
          <table:table-cell office:value-type="string">
            <text:p>D,M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quinbry001">Bryan O'Quinn</text:a></text:p>
          </table:table-cell>
          <table:table-cell office:value-type="string">
            <text:p>G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ckrya001">Ryan Mack</text:a></text:p>
          </table:table-cell>
          <table:table-cell office:value-type="string">
            <text:p>M,F,C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unozcar001">Carlos Munoz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nnejos001">Josh Bennet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trevit001">Vittorio Petrera</text:a></text:p>
          </table:table-cell>
          <table:table-cell office:value-type="string">
            <text:p>D,M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3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Wichita Wing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moojefre001">Frederico Moojen</text:a></text:p>
          </table:table-cell>
          <table:table-cell office:value-type="string">
            <text:p>F,G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6.5">
            <text:p>26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oxieand001">Andrew Hoxie</text:a></text:p>
          </table:table-cell>
          <table:table-cell office:value-type="string">
            <text:p>F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.8">
            <text:p>33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ragie001">Gieson Mora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.8">
            <text:p>28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erremig001">Miguel Ferrer</text:a></text:p>
          </table:table-cell>
          <table:table-cell office:value-type="string">
            <text:p>G,F,M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onzaadr001">Adrian Gonzalez</text:a></text:p>
          </table:table-cell>
          <table:table-cell office:value-type="string">
            <text:p>D,F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9.2">
            <text:p>29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eneykev001">Kevin Ten Eyck</text:a></text:p>
          </table:table-cell>
          <table:table-cell office:value-type="string">
            <text:p>M,D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21.2">
            <text:p>21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igui001">Tiguinho</text:a></text:p>
          </table:table-cell>
          <table:table-cell office:value-type="string">
            <text:p>F,G,M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.2">
            <text:p>9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illedan001">Daniel Villegas</text:a></text:p>
          </table:table-cell>
          <table:table-cell office:value-type="string">
            <text:p>M,D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emonchr001">Chris Lemons</text:a></text:p>
          </table:table-cell>
          <table:table-cell office:value-type="string">
            <text:p>M,G,D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 office:value-type="float" office:value="5.9">
            <text:p>5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quirovic001">Victor Quiroz</text:a></text:p>
          </table:table-cell>
          <table:table-cell office:value-type="string">
            <text:p>G,M,D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.7">
            <text:p>4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laremat001">Matt Clare</text:a></text:p>
          </table:table-cell>
          <table:table-cell office:value-type="string">
            <text:p>F,M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.4">
            <text:p>9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renand001">Andre Berenzon</text:a></text:p>
          </table:table-cell>
          <table:table-cell office:value-type="string">
            <text:p>F,M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eslemic001">Michael Mesle</text:a></text:p>
          </table:table-cell>
          <table:table-cell office:value-type="string">
            <text:p>D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8.2">
            <text:p>18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yearwkar001">Kareem Yearwood</text:a></text:p>
          </table:table-cell>
          <table:table-cell office:value-type="string">
            <text:p>F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9.1">
            <text:p>9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rezbry001">Bryan Perez</text:a></text:p>
          </table:table-cell>
          <table:table-cell office:value-type="string">
            <text:p>M,F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selale001">Alex Moseley</text:a></text:p>
          </table:table-cell>
          <table:table-cell office:value-type="string">
            <text:p>D,M,F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float" office:value="5.6">
            <text:p>5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orleedv001">Edvin Worley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7.7">
            <text:p>7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ryanbra001">Brady Bryant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rtinic001">Nicholas Martinez</text:a></text:p>
          </table:table-cell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quirooma001">Omar Quiroz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nal001">Sanaldo</text:a></text:p>
          </table:table-cell>
          <table:table-cell office:value-type="string">
            <text:p>GK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asljam001">Jamar Beasley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Season: 2013-2014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Baltimore Blast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donatton001">Tony Donatelli</text:a></text:p>
          </table:table-cell>
          <table:table-cell office:value-type="string">
            <text:p>F,M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.3">
            <text:p>25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erdimax001">Max Ferdinand</text:a></text:p>
          </table:table-cell>
          <table:table-cell office:value-type="string">
            <text:p>M,F,G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2.1">
            <text:p>32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ookimic001">Michael Lookingland</text:a></text:p>
          </table:table-cell>
          <table:table-cell office:value-type="string">
            <text:p>D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.8">
            <text:p>19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ossaadr001">Adriano Dos Santos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4.8">
            <text:p>44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onzaluc002">Lucio Gonzaga</text:a></text:p>
          </table:table-cell>
          <table:table-cell office:value-type="string">
            <text:p>F,M,D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queluc001">Lucas Roque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7.5">
            <text:p>17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etoada001">Adauto Neto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zunigdie001">Diego Zuniga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ngimar001">Marco Mangione</text:a></text:p>
          </table:table-cell>
          <table:table-cell office:value-type="string">
            <text:p>G,F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.7">
            <text:p>22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ealepat001">Patrick Healey</text:a></text:p>
          </table:table-cell>
          <table:table-cell office:value-type="string">
            <text:p>G,D,M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float" office:value="17.1">
            <text:p>17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oonejt001">J.T. Noone</text:a></text:p>
          </table:table-cell>
          <table:table-cell office:value-type="string">
            <text:p>M,F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ojefre001">Frederico Moojen</text:a></text:p>
          </table:table-cell>
          <table:table-cell office:value-type="string">
            <text:p>F,G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.8">
            <text:p>27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ouaplev001">Levi Houapeu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8.2">
            <text:p>18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yatesdre001">Drew Yates</text:a>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5.8">
            <text:p>15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easemik001">Mike Deasel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erouste001">Stephen deRoux</text:a></text:p>
          </table:table-cell>
          <table:table-cell office:value-type="string">
            <text:p>M-D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anzewil001">William Vanzela</text:a></text:p>
          </table:table-cell>
          <table:table-cell office:value-type="string">
            <text:p>G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rredan001">Daniel Carrera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ernatro001">Troy Hernandez</text:a>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rvijam001">Jamie Darvill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Milwaukee Wave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benneian001">Ian Bennett</text:a></text:p>
          </table:table-cell>
          <table:table-cell office:value-type="string">
            <text:p>M,F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3.9">
            <text:p>23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leitemar002">Marcio Leite</text:a></text:p>
          </table:table-cell>
          <table:table-cell office:value-type="string">
            <text:p>F,M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unozcar001">Carlos Munoz</text:a>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rernic001">Nicolas Perera</text:a></text:p>
          </table:table-cell>
          <table:table-cell office:value-type="string">
            <text:p>F,M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2.1">
            <text:p>32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livelua001">Luan Oliveira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0.3">
            <text:p>20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nksjc001">JC Banks</text:a>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ontamar001">Marcelo Fontana</text:a></text:p>
          </table:table-cell>
          <table:table-cell office:value-type="string">
            <text:p>M,F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reihew001">Hewerton Moreira</text:a></text:p>
          </table:table-cell>
          <table:table-cell office:value-type="string">
            <text:p>F,G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7.1">
            <text:p>17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livigiu001">Giuliano Oliviero</text:a></text:p>
          </table:table-cell>
          <table:table-cell office:value-type="string">
            <text:p>M,F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0.7">
            <text:p>20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ablo001">Pablo</text:a></text:p>
          </table:table-cell>
          <table:table-cell office:value-type="string">
            <text:p>M,F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quirovic001">Victor Quiroz</text:a></text:p>
          </table:table-cell>
          <table:table-cell office:value-type="string">
            <text:p>G,M,D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beifab001">Fabio Ribeiro</text:a></text:p>
          </table:table-cell>
          <table:table-cell office:value-type="string">
            <text:p>D,M,G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23.1">
            <text:p>23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ampaten001">Tenzin Rampa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reenjon001">Jonathan Greenfield</text:a></text:p>
          </table:table-cell>
          <table:table-cell office:value-type="string">
            <text:p>D,G,M,F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llston001">Tony Walls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upriphi001">Philip Suprise</text:a>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3.1">
            <text:p>23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ckinjud001">Judson McKinney</text:a></text:p>
          </table:table-cell>
          <table:table-cell office:value-type="string">
            <text:p>D,F,G,M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ckbjos001">Joseph Hackbarth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orbenic001">Nick Vorberg</text:a></text:p>
          </table:table-cell>
          <table:table-cell office:value-type="string">
            <text:p>GK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eensmar001">Marcel Feenstra</text:a></text:p>
          </table:table-cell>
          <table:table-cell office:value-type="string">
            <text:p>G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ntojon001">Jonatan Santos</text:a></text:p>
          </table:table-cell>
          <table:table-cell office:value-type="string">
            <text:p>G,D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Missouri Comet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gibsoleo001">Leo Gibson</text:a></text:p>
          </table:table-cell>
          <table:table-cell office:value-type="string">
            <text:p>F,G,D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ssadvah001">Vahid Assadpour</text:a></text:p>
          </table:table-cell>
          <table:table-cell office:value-type="string">
            <text:p>F,G,M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2.3">
            <text:p>32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driluc001">Lucas Rodriguez</text:a></text:p>
          </table:table-cell>
          <table:table-cell office:value-type="string">
            <text:p>G,F,M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.8">
            <text:p>23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rribri001">Brian Harris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7.1">
            <text:p>17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osajoh001">John Sosa</text:a></text:p>
          </table:table-cell>
          <table:table-cell office:value-type="string">
            <text:p>F,M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1.3">
            <text:p>21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almeram001">Ramone Palmer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.4">
            <text:p>36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rezbry001">Bryan Perez</text:a></text:p>
          </table:table-cell>
          <table:table-cell office:value-type="string">
            <text:p>M,F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0.4">
            <text:p>20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egsoale001">Alex Megson</text:a></text:p>
          </table:table-cell>
          <table:table-cell office:value-type="string">
            <text:p>F,G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9.6">
            <text:p>29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tlouste001">Stefan St. Louis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.6">
            <text:p>21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ivanomil001">Milan Ivanovic</text:a></text:p>
          </table:table-cell>
          <table:table-cell office:value-type="string">
            <text:p>M,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oulomax001">Max Touloute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lvarbyr001">Byron Alvarez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.3">
            <text:p>1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almerob001">Robert Palmer</text:a></text:p>
          </table:table-cell>
          <table:table-cell office:value-type="string">
            <text:p>F,M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35.7">
            <text:p>35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ndrecoa001">Coady Andrews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3.6">
            <text:p>13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tokiste001">Stefan Stokic</text:a></text:p>
          </table:table-cell>
          <table:table-cell office:value-type="string">
            <text:p>D,M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raitand001">Andre Braithwaite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6.7">
            <text:p>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eiso001">Geison</text:a>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tinala001">Alain Matingou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altmdan001">Danny Waltman</text:a></text:p>
          </table:table-cell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llenbre001">Brendan Allen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Pennsylvania Roar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maretcor001">Corey Maret</text:a></text:p>
          </table:table-cell>
          <table:table-cell office:value-type="string">
            <text:p>D,M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oulomax001">Max Touloute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ibsojer001">Jerjer Gibson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9.4">
            <text:p>9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homajor001">Jordan Thomas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8.5">
            <text:p>18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yerspta001">Ptah Myers</text:a></text:p>
          </table:table-cell>
          <table:table-cell office:value-type="string">
            <text:p>F,M,D,G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0.8">
            <text:p>10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nwukkin001">Kingsley Onwuka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willichr001">Chris Williams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.5">
            <text:p>6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wlepet001">Pete Rowley</text:a></text:p>
          </table:table-cell>
          <table:table-cell office:value-type="string">
            <text:p>F,D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rtykyl001">Kyle Martyn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.3">
            <text:p>1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lltyr001">Tyrone Hall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vilang002">Angel Rivillo-Ruiz</text:a></text:p>
          </table:table-cell>
          <table:table-cell office:value-type="string">
            <text:p>G,M,F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olemkev001">Kevin Coleman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eixeval001">Val Teixeira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5.9">
            <text:p>5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ondegib001">Gibrilla Conde</text:a>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9.1">
            <text:p>9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acersol001">Sol Caceres</text:a>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tewaand001">Andrew Steward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appapet001">Pete Pappas</text:a></text:p>
          </table:table-cell>
          <table:table-cell office:value-type="string">
            <text:p>GK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aumosan001">Sandre Naumoski</text:a></text:p>
          </table:table-cell>
          <table:table-cell office:value-type="string">
            <text:p>M,F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aninbra001">Brad Vanino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rankeri001">Eric Franks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ruckdav001">David Bruckner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homppat001">Patrick Thompson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hepheug001">Eugene Shepherd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rotesco001">Scott Krotee</text:a></text:p>
          </table:table-cell>
          <table:table-cell office:value-type="string">
            <text:p>G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ulseri001">Eric Puls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Rochester Lancer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boughgar001">Gary Boughton</text:a></text:p>
          </table:table-cell>
          <table:table-cell office:value-type="string">
            <text:p>M,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8.6">
            <text:p>38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llemau001">Mauricio Salles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.4">
            <text:p>15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auskell001">Elliot Fauske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3.2">
            <text:p>23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averjos001">Joseph Tavernese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8.4">
            <text:p>18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ssoste001">Stephen Basso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4.2">
            <text:p>24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illedou001">Doug Miller</text:a></text:p>
          </table:table-cell>
          <table:table-cell office:value-type="string">
            <text:p>F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.2">
            <text:p>8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dri001">Pedrinho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ummesea001">Sean Summerville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oxieand001">Andrew Hoxie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hinjak001">Jake Schindler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siljun001">Juninho Da Silva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8.6">
            <text:p>8.6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artoedg001">Edgar Bartolomeu</text:a></text:p>
          </table:table-cell>
          <table:table-cell office:value-type="string">
            <text:p>D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18.8">
            <text:p>18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oletro001">Troy Cole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8.8">
            <text:p>18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adonbat001">Bato Radoncic</text:a></text:p>
          </table:table-cell>
          <table:table-cell office:value-type="string">
            <text:p>G,F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enriqlui001">Luis Enrique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argojef001">Jefferson Dargout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drijp001">J.P. Rodrigues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yersjul001">Julian Myers</text:a>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rnigeo001">George Morningstar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raigpau001">Paul Craig</text:a></text:p>
          </table:table-cell>
          <table:table-cell office:value-type="string">
            <text:p>D,F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otilmar001">Marc Sotile</text:a></text:p>
          </table:table-cell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annipat001">Pat Hannigan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cinegav001">Gavin McInerny</text:a></text:p>
          </table:table-cell>
          <table:table-cell office:value-type="string">
            <text:p>G</text:p>
          </table:table-cell>
          <table:table-cell office:value-type="float" office:value="9">
            <text:p>9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St. Louis Ambush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sincloda001">Odaine Sinclair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1.1">
            <text:p>2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owelkor001">Kory Dowell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.5">
            <text:p>14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oachmic001">Michael Roach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5.5">
            <text:p>15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damscor001">Corey Adamson</text:a></text:p>
          </table:table-cell>
          <table:table-cell office:value-type="string">
            <text:p>M,F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ntondan001">Dan Antoniuk</text:a></text:p>
          </table:table-cell>
          <table:table-cell office:value-type="string">
            <text:p>F,D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.5">
            <text:p>17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andecha001">Chad Vandegriffe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dimarjef001">Jeff DiMaria</text:a></text:p>
          </table:table-cell>
          <table:table-cell office:value-type="string">
            <text:p>F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6.2">
            <text:p>16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imbamat001">Matthew Kimball</text:a>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3.9">
            <text:p>13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chmeric001">Richard Schmermund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7.2">
            <text:p>17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eslemic001">Michael Mesle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ttichr001">Chris Mattingly</text:a></text:p>
          </table:table-cell>
          <table:table-cell office:value-type="string">
            <text:p>D,G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hopsokyl001">Kyle Hopson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leyejak001">Jake Bleyenberg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groarbri001">Brian Groark</text:a>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7.1">
            <text:p>7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nzobra001">Brandon Manzonelli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kafedelv001">Elvir Kafedzic</text:a></text:p>
          </table:table-cell>
          <table:table-cell office:value-type="string">
            <text:p>F,M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.1">
            <text:p>9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guilnic001">Nick Aguilar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ancetim001">Tim Vance</text:a></text:p>
          </table:table-cell>
          <table:table-cell office:value-type="string">
            <text:p>M,G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cshepat001">Pat McSheehy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9.1">
            <text:p>9.1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costand001">Andres Acosta</text:a></text:p>
          </table:table-cell>
          <table:table-cell office:value-type="string">
            <text:p>M,F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ollanic001">Nicholas Pollard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oellbri001">Brian Soell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findatim001">Tim Findall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easljam001">Jamar Beasley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ichejef001">Jeff Richey</text:a></text:p>
          </table:table-cell>
          <table:table-cell office:value-type="string">
            <text:p>G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rookgre001">Greg Crook</text:a></text:p>
          </table:table-cell>
          <table:table-cell office:value-type="string">
            <text:p>F,G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Syracuse Silver Knight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office:value-type="string">
            <text:p><text:a xlink:href="http://www.justsportsstats.com/soccerstatsindex.php?player_id=forbeken001">Kenardo Forbes</text:a></text:p>
          </table:table-cell>
          <table:table-cell office:value-type="string">
            <text:p>G,M,F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.3">
            <text:p>17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illwmac001">Machel Millwood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.5">
            <text:p>20.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ubipasla001">Slavisa Ubiparipovic</text:a></text:p>
          </table:table-cell>
          <table:table-cell office:value-type="string">
            <text:p>F,G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santanel001">Nelson Santana</text:a></text:p>
          </table:table-cell>
          <table:table-cell office:value-type="string">
            <text:p>M,D,G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.7">
            <text:p>18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bourdnat001">Nate Bourdeau</text:a></text:p>
          </table:table-cell>
          <table:table-cell office:value-type="string">
            <text:p>M,D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neto001">Neto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5.4">
            <text:p>15.4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elenicor001">Cory Elenio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jelovboz001">Bozidar Jelovac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.8">
            <text:p>14.8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nfuant001">Antonio Manfut</text:a></text:p>
          </table:table-cell>
          <table:table-cell office:value-type="string">
            <text:p>M,F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0.9">
            <text:p>10.9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apallj001">LJ Papaleo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.7">
            <text:p>14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tobydar001">Darren Toby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etrevit001">Vittorio Petrera</text:a></text:p>
          </table:table-cell>
          <table:table-cell office:value-type="string">
            <text:p>D,M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chantmar001">Marcos Chantel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vitaldom001">Domenico Vitale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oreimar001">Marcelo Moreira</text:a>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agbosmaw001">Mawuena Agbossoumonde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reinaang001">Angelo Reina</text:a>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oquinbry001">Bryan O'Quinn</text:a></text:p>
          </table:table-cell>
          <table:table-cell office:value-type="string">
            <text:p>G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pflasric001">Rick Pflasterer</text:a></text:p>
          </table:table-cell>
          <table:table-cell office:value-type="string">
            <text:p>GK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2">
          <table:table-cell office:value-type="string">
            <text:p><text:a xlink:href="http://www.justsportsstats.com/soccerstatsindex.php?player_id=martirey001">Rey Martinez</text:a></text:p>
          </table:table-cell>
          <table:table-cell office:value-type="string">
            <text:p>F,D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2">06/12/2014</text:date>, <text:time>11:2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09:27:21</meta:creation-date>
    <meta:generator>OpenOffice.org/3.4.1$Unix OpenOffice.org_project/341m1$Build-9593</meta:generator>
    <dc:date>2014-06-12T11:23:13</dc:date>
    <meta:editing-duration>PT1H55M52S</meta:editing-duration>
    <meta:editing-cycles>2</meta:editing-cycles>
    <meta:document-statistic meta:table-count="3" meta:cell-count="14224" meta:object-count="0"/>
    <meta:user-defined meta:name=""/>
  </office:meta>
</office:document-meta>
</file>